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in" fo:margin-right="0in" fo:text-align="justify" style:justify-single-word="false" fo:text-indent="0in" style:auto-text-indent="true" style:writing-mode="page"/>
      <style:text-properties fo:font-size="12pt" officeooo:rsid="00036d19" officeooo:paragraph-rsid="00036d19" style:font-size-asian="12pt" style:font-size-complex="12pt"/>
    </style:style>
    <style:style style:name="P2" style:family="paragraph" style:parent-style-name="Text_20_body">
      <style:paragraph-properties fo:margin-left="0in" fo:margin-right="0in" fo:text-align="justify" style:justify-single-word="false" fo:text-indent="0in" style:auto-text-indent="true" style:writing-mode="page"/>
      <style:text-properties fo:font-size="12pt" officeooo:rsid="001df66c" officeooo:paragraph-rsid="001df66c" style:font-size-asian="12pt" style:font-size-complex="12pt"/>
    </style:style>
    <style:style style:name="P3" style:family="paragraph" style:parent-style-name="Text_20_body">
      <style:paragraph-properties fo:margin-left="0in" fo:margin-right="0in" fo:text-align="justify" style:justify-single-word="false" fo:text-indent="0in" style:auto-text-indent="true" style:writing-mode="page"/>
      <style:text-properties fo:font-size="12pt" officeooo:rsid="001f83f9" officeooo:paragraph-rsid="001f83f9" style:font-size-asian="12pt" style:font-size-complex="12pt"/>
    </style:style>
    <style:style style:name="P4" style:family="paragraph" style:parent-style-name="Text_20_body">
      <style:paragraph-properties fo:margin-left="0in" fo:margin-right="0in" fo:text-align="justify" style:justify-single-word="false" fo:text-indent="0in" style:auto-text-indent="true" style:writing-mode="page"/>
      <style:text-properties fo:font-size="12pt" officeooo:paragraph-rsid="00017646" style:font-size-asian="12pt" style:font-size-complex="12pt"/>
    </style:style>
    <style:style style:name="P5" style:family="paragraph" style:parent-style-name="Text_20_body">
      <style:paragraph-properties fo:margin-left="0in" fo:margin-right="0in" fo:text-align="justify" style:justify-single-word="false" fo:text-indent="0in" style:auto-text-indent="true" style:writing-mode="page"/>
      <style:text-properties fo:font-size="12pt" fo:font-weight="bold" officeooo:rsid="00017646" officeooo:paragraph-rsid="00017646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in" fo:margin-right="0in" fo:text-align="justify" style:justify-single-word="false" fo:text-indent="0in" style:auto-text-indent="true" style:writing-mode="page"/>
      <style:text-properties fo:font-size="12pt" fo:font-weight="bold" officeooo:rsid="00017646" officeooo:paragraph-rsid="00069c1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in" fo:margin-right="0in" fo:text-align="justify" style:justify-single-word="false" fo:text-indent="0in" style:auto-text-indent="true" style:writing-mode="page"/>
      <style:text-properties fo:font-size="12pt" fo:font-weight="normal" officeooo:rsid="00017646" officeooo:paragraph-rsid="00017646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in" style:auto-text-indent="true" style:writing-mode="page"/>
      <style:text-properties fo:font-size="12pt" fo:font-weight="normal" officeooo:rsid="00036d19" officeooo:paragraph-rsid="00036d19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in" fo:margin-right="0in" fo:text-align="justify" style:justify-single-word="false" fo:text-indent="0in" style:auto-text-indent="true" style:writing-mode="page"/>
      <style:text-properties fo:font-size="12pt" fo:font-weight="normal" officeooo:rsid="0004ccba" officeooo:paragraph-rsid="0004ccba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in" fo:margin-right="0in" fo:text-align="justify" style:justify-single-word="false" fo:text-indent="0in" style:auto-text-indent="true" style:writing-mode="page"/>
      <style:text-properties fo:font-size="12pt" fo:font-weight="normal" officeooo:rsid="000c8b13" officeooo:paragraph-rsid="000c8b13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in" fo:margin-right="0in" fo:text-align="justify" style:justify-single-word="false" fo:text-indent="0in" style:auto-text-indent="true" style:writing-mode="page"/>
      <style:text-properties fo:font-size="12pt" fo:font-weight="normal" officeooo:rsid="0015e42d" officeooo:paragraph-rsid="0015e42d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in" fo:margin-right="0in" fo:text-align="justify" style:justify-single-word="false" fo:text-indent="0in" style:auto-text-indent="true" style:writing-mode="page"/>
      <style:text-properties fo:font-size="12pt" fo:font-style="normal" fo:font-weight="normal" officeooo:rsid="00036d19" officeooo:paragraph-rsid="00036d1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true" style:writing-mode="page"/>
      <style:text-properties fo:font-size="12pt" fo:font-style="normal" fo:font-weight="normal" officeooo:rsid="00036d19" officeooo:paragraph-rsid="0004ccb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margin-left="0in" fo:margin-right="0in" fo:text-align="justify" style:justify-single-word="false" fo:text-indent="0in" style:auto-text-indent="true" style:writing-mode="page"/>
      <style:text-properties fo:font-size="12pt" fo:font-style="normal" fo:font-weight="normal" officeooo:rsid="00069c18" officeooo:paragraph-rsid="00069c18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margin-left="0in" fo:margin-right="0in" fo:text-align="justify" style:justify-single-word="false" fo:text-indent="0in" style:auto-text-indent="true" style:writing-mode="page"/>
      <style:text-properties fo:font-size="12pt" fo:font-style="normal" fo:font-weight="normal" officeooo:rsid="0015e42d" officeooo:paragraph-rsid="0015e42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margin-left="0in" fo:margin-right="0in" fo:text-align="justify" style:justify-single-word="false" fo:text-indent="0in" style:auto-text-indent="true" style:writing-mode="page"/>
      <style:text-properties fo:font-size="12pt" fo:font-style="normal" fo:font-weight="normal" officeooo:rsid="0017b1f7" officeooo:paragraph-rsid="0017b1f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margin-left="0in" fo:margin-right="0in" fo:text-align="justify" style:justify-single-word="false" fo:text-indent="0in" style:auto-text-indent="true" style:writing-mode="page"/>
      <style:text-properties fo:font-size="12pt" fo:font-style="normal" fo:font-weight="normal" officeooo:rsid="0019de0b" officeooo:paragraph-rsid="001bcc03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 style:list-style-name="L1">
      <style:paragraph-properties fo:margin-left="0in" fo:margin-right="0in" fo:text-align="justify" style:justify-single-word="false" fo:text-indent="0in" style:auto-text-indent="true" style:writing-mode="page"/>
      <style:text-properties fo:font-size="12pt" fo:font-style="normal" officeooo:rsid="00036d19" officeooo:paragraph-rsid="00036d19" style:font-size-asian="12pt" style:font-style-asian="normal" style:font-size-complex="12pt" style:font-style-complex="normal"/>
    </style:style>
    <style:style style:name="P19" style:family="paragraph" style:parent-style-name="Text_20_body">
      <style:paragraph-properties fo:margin-left="0in" fo:margin-right="0in" fo:text-align="justify" style:justify-single-word="false" fo:text-indent="0in" style:auto-text-indent="true" style:writing-mode="page"/>
      <style:text-properties fo:font-size="12pt" fo:font-style="italic" fo:font-weight="normal" officeooo:rsid="0012ca33" officeooo:paragraph-rsid="0012ca33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Text_20_body">
      <style:paragraph-properties fo:margin-left="0in" fo:margin-right="0in" fo:text-align="justify" style:justify-single-word="false" fo:text-indent="0in" style:auto-text-indent="true" style:writing-mode="page"/>
      <style:text-properties fo:font-size="12pt" fo:font-style="italic" fo:font-weight="normal" officeooo:rsid="0012ca33" officeooo:paragraph-rsid="001cccf2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Heading_20_1">
      <style:paragraph-properties fo:margin-left="0in" fo:margin-right="0in" fo:text-align="justify" style:justify-single-word="false" fo:text-indent="0in" style:auto-text-indent="true" style:writing-mode="page"/>
      <style:text-properties fo:font-size="12pt" officeooo:paragraph-rsid="00017646" style:font-size-asian="12pt" style:font-size-complex="12pt"/>
    </style:style>
    <style:style style:name="P22" style:family="paragraph" style:parent-style-name="Heading_20_3">
      <style:paragraph-properties fo:margin-left="0in" fo:margin-right="0in" fo:text-align="justify" style:justify-single-word="false" fo:text-indent="0in" style:auto-text-indent="true" style:writing-mode="page"/>
      <style:text-properties fo:font-size="12pt" officeooo:rsid="00017646" officeooo:paragraph-rsid="00017646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4ccba" style:font-style-asian="italic" style:font-style-complex="italic"/>
    </style:style>
    <style:style style:name="T3" style:family="text">
      <style:text-properties fo:font-style="italic" officeooo:rsid="00069c18" style:font-style-asian="italic" style:font-style-complex="italic"/>
    </style:style>
    <style:style style:name="T4" style:family="text">
      <style:text-properties fo:font-style="italic" officeooo:rsid="001df66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4ccba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69c18" style:font-style-asian="normal" style:font-style-complex="normal"/>
    </style:style>
    <style:style style:name="T9" style:family="text">
      <style:text-properties fo:font-style="normal" officeooo:rsid="001df66c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04ccba"/>
    </style:style>
    <style:style style:name="T13" style:family="text">
      <style:text-properties officeooo:rsid="000f68ba"/>
    </style:style>
    <style:style style:name="T14" style:family="text">
      <style:text-properties officeooo:rsid="001bcc03"/>
    </style:style>
    <style:style style:name="T15" style:family="text">
      <style:text-properties officeooo:rsid="001cccf2"/>
    </style:style>
    <style:style style:name="T16" style:family="text">
      <style:text-properties officeooo:rsid="001df66c"/>
    </style:style>
    <style:style style:name="T17" style:family="text">
      <style:text-properties officeooo:rsid="001f83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Report Linux Embedded</text:h>
      <text:p text:style-name="P4"/>
      <text:p text:style-name="P4"/>
      <text:h text:style-name="P22" text:outline-level="3">Step <text:span text:style-name="T14">1</text:span> : Basis buildroot usage</text:h>
      <text:p text:style-name="P5">Download Buildroot</text:p>
      <text:p text:style-name="P7">First of all, we had to install buildroot on our computer</text:p>
      <text:p text:style-name="P7"/>
      <text:p text:style-name="P5">Apply Raspsberry Pi 3 configuration for buildroot</text:p>
      <text:p text:style-name="P8">We start to execute the <text:span text:style-name="T1">make </text:span><text:span text:style-name="T7">command on the configuration we wanted. (</text:span><text:span text:style-name="T1">make raspberry3_defconfig</text:span><text:span text:style-name="T7">) </text:span><text:span text:style-name="T9">to get an initial Config file for the raspberry3 architecture.</text:span></text:p>
      <text:p text:style-name="P8"><text:span text:style-name="T7">Then we run the configuration menu (</text:span><text:span text:style-name="T1">make menuconfig</text:span><text:span text:style-name="T7">).</text:span></text:p>
      <text:p text:style-name="P12">We changed few parameters : </text:p>
      <text:list xml:id="list4179150992" text:style-name="L1">
        <text:list-item>
          <text:p text:style-name="P1"><text:span text:style-name="T10">we generated the initial RAM filesystem in the menu </text:span><text:span text:style-name="T6">Filesystem images</text:span></text:p>
        </text:list-item>
        <text:list-item>
          <text:p text:style-name="P1"><text:span text:style-name="T10">we defined a new root password in the menu </text:span><text:span text:style-name="T5">System configuration</text:span></text:p>
        </text:list-item>
        <text:list-item>
          <text:p text:style-name="P18"><text:span text:style-name="T11">we selected the Linaro ARM as the Toolchain in the menu </text:span><text:span text:style-name="T5">Toolchain</text:span></text:p>
        </text:list-item>
      </text:list>
      <text:p text:style-name="P13">After that, we <text:span text:style-name="T14">modified</text:span> the <text:span text:style-name="T2">genimage-raspberrypi3.cfg </text:span><text:span text:style-name="T12">file</text:span><text:span text:style-name="T2"> </text:span><text:span text:style-name="T4">and</text:span><text:span text:style-name="T12"> deleted the </text:span><text:span text:style-name="T2">rootfs </text:span><text:span text:style-name="T12">partition, as it’s useless with the ramfs we use. </text:span></text:p>
      <text:p text:style-name="P5"/>
      <text:p text:style-name="P5">Building your project </text:p>
      <text:p text:style-name="P9">We <text:span text:style-name="T16">simple </text:span>run the <text:span text:style-name="T1">make</text:span><text:span text:style-name="T7"> and that start to build.</text:span></text:p>
      <text:p text:style-name="P5"/>
      <text:p text:style-name="P5">Flash the system</text:p>
      <text:p text:style-name="P9">After the building, we had a <text:span text:style-name="T1">sdcard.img </text:span><text:span text:style-name="T7">which is a bootable image. We copy it in the SD card with the </text:span><text:span text:style-name="T1">dd </text:span><text:span text:style-name="T7">command.</text:span></text:p>
      <text:p text:style-name="P9"><text:span text:style-name="T7">We simply execute the command : </text:span><text:span text:style-name="T1">$sudo dd </text:span><text:span text:style-name="T3">if=output/images/sdcard.img of=/dev/mmvblk</text:span><text:span text:style-name="T8">.</text:span></text:p>
      <text:p text:style-name="P14">We inserted the SD card in the raspberry, we power it up and it booted !</text:p>
      <text:p text:style-name="P6"/>
      <text:h text:style-name="P22" text:outline-level="3"><text:soft-page-break/>Step 2 : Network configuration </text:h>
      <text:p text:style-name="P10">We configured a simple <text:span text:style-name="T13">Ethernet</text:span> network on our local machine.</text:p>
      <text:p text:style-name="P11">We modified the <text:span text:style-name="T1">/etc/network/interfaces </text:span><text:span text:style-name="T7">to add static IP address to the </text:span><text:span text:style-name="T1">eth0</text:span><text:span text:style-name="T7"> device to be connected to the same local network.</text:span></text:p>
      <text:p text:style-name="P15">For making the change permanent we used a rootfs overlay : we created a directory which we associated to the Buildroot configuration as the overlay directory and then we added the file we just created in this directory. Then we compiled our image.</text:p>
      <text:p text:style-name="P11"><text:span text:style-name="T7">To have SSH server, we simply configured it in the </text:span><text:span text:style-name="T1">menuconfig </text:span><text:span text:style-name="T4">(target package, network application, dropbear)</text:span><text:span text:style-name="T7">.</text:span></text:p>
      <text:p text:style-name="P11"><text:span text:style-name="T7">Our solution for updating our system through the network was to use the SSH server. </text:span><text:span text:style-name="T9">We used sshpass to not have to manually enter the password but we strongly suggest to NOT use it in real situation (as the root password will stay in your bash_history and can potentially be retrieved).</text:span></text:p>
      <text:p text:style-name="P19"><text:span text:style-name="T15">host:</text:span>$ sshpass -p 'root' scp <text:span text:style-name="T15">host</text:span>/sdcard.img root@192.168.1.10:/root</text:p>
      <text:p text:style-name="P20"><text:span text:style-name="T15">host:</text:span>$ sshpass -p 'root' ssh root@192.168.1.10 </text:p>
      <text:p text:style-name="P20"><text:span text:style-name="T15"><text:s/>rpi:$ </text:span>dd if=/root/sdcard.img of=/dev/mmbclk0</text:p>
      <text:p text:style-name="P16">And it’s upgraded !</text:p>
      <text:p text:style-name="P17"><text:span text:style-name="T14">W</text:span>e added in <text:span text:style-name="T14">the </text:span><text:span text:style-name="T1">post-build </text:span>script <text:span text:style-name="T14">s</text:span>ome shell command to create a file with the build date in it.</text:p>
      <text:h text:style-name="P22" text:outline-level="3">Step 3 : New package in Buildroot</text:h>
      <text:p text:style-name="P2">The nInvaders sources provide a simple Makefile to build the application. So we had to make sure it was used after being dowloaded.</text:p>
      <text:p text:style-name="P2">We created a directory name ninvaders in package/games. We then modified the default package files provided by the buildroot documentation to include the dependancies and build method. <text:span text:style-name="T17">Then we modified the Config.in of the package directory to include our new package, and finally selected it in the menuconfig panel.</text:span></text:p>
      <text:p text:style-name="P3">We didn’t make the application start at boot, as we would to get rid of the login prompt. Instead we made it start after login by creating a new file in /etc/<text:span text:style-name="T7">profile.d.</text:span></text:p>
      <text:p text:style-name="P4"/>
      <text:p text:style-name="P5"><text:tab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08:31:03.075338889</meta:creation-date>
    <dc:date>2017-12-17T15:48:41.067082828</dc:date>
    <meta:editing-duration>PT12H28M21S</meta:editing-duration>
    <meta:editing-cycles>8</meta:editing-cycles>
    <meta:generator>LibreOffice/5.4.3.2$Linux_X86_64 LibreOffice_project/40m0$Build-2</meta:generator>
    <meta:document-statistic meta:table-count="0" meta:image-count="0" meta:object-count="0" meta:page-count="2" meta:paragraph-count="34" meta:word-count="485" meta:character-count="2887" meta:non-whitespace-character-count="2431"/>
  </office:meta>
</office:document-meta>
</file>